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778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1528in"/>
    </style:style>
    <style:style style:name="Table1.D" style:family="table-column">
      <style:table-column-properties style:column-width="1.5819in"/>
    </style:style>
    <style:style style:name="Table1.E" style:family="table-column">
      <style:table-column-properties style:column-width="1.1056in"/>
    </style:style>
    <style:style style:name="Table1.F" style:family="table-column">
      <style:table-column-properties style:column-width="0.6347in"/>
    </style:style>
    <style:style style:name="Table1.G" style:family="table-column">
      <style:table-column-properties style:column-width="0.541in"/>
    </style:style>
    <style:style style:name="Table1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8778in"/>
    </style:style>
    <style:style style:name="Table3.B" style:family="table-column">
      <style:table-column-properties style:column-width="1.0313in"/>
    </style:style>
    <style:style style:name="Table3.C" style:family="table-column">
      <style:table-column-properties style:column-width="1.1528in"/>
    </style:style>
    <style:style style:name="Table3.D" style:family="table-column">
      <style:table-column-properties style:column-width="1.5819in"/>
    </style:style>
    <style:style style:name="Table3.E" style:family="table-column">
      <style:table-column-properties style:column-width="1.1056in"/>
    </style:style>
    <style:style style:name="Table3.F" style:family="table-column">
      <style:table-column-properties style:column-width="0.6347in"/>
    </style:style>
    <style:style style:name="Table3.G" style:family="table-column">
      <style:table-column-properties style:column-width="0.541in"/>
    </style:style>
    <style:style style:name="Table3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8146in"/>
    </style:style>
    <style:style style:name="Table2.B" style:family="table-column">
      <style:table-column-properties style:column-width="1.3722in"/>
    </style:style>
    <style:style style:name="Table2.C" style:family="table-column">
      <style:table-column-properties style:column-width="1.1917in"/>
    </style:style>
    <style:style style:name="Table2.D" style:family="table-column">
      <style:table-column-properties style:column-width="1.3757in"/>
    </style:style>
    <style:style style:name="Table2.E" style:family="table-column">
      <style:table-column-properties style:column-width="1.0493in"/>
    </style:style>
    <style:style style:name="Table2.F" style:family="table-column">
      <style:table-column-properties style:column-width="0.5799in"/>
    </style:style>
    <style:style style:name="Table2.G" style:family="table-column">
      <style:table-column-properties style:column-width="0.5417in"/>
    </style:style>
    <style:style style:name="Table2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0.8146in"/>
    </style:style>
    <style:style style:name="Table4.B" style:family="table-column">
      <style:table-column-properties style:column-width="1.3722in"/>
    </style:style>
    <style:style style:name="Table4.C" style:family="table-column">
      <style:table-column-properties style:column-width="1.1917in"/>
    </style:style>
    <style:style style:name="Table4.D" style:family="table-column">
      <style:table-column-properties style:column-width="1.3757in"/>
    </style:style>
    <style:style style:name="Table4.E" style:family="table-column">
      <style:table-column-properties style:column-width="1.0493in"/>
    </style:style>
    <style:style style:name="Table4.F" style:family="table-column">
      <style:table-column-properties style:column-width="0.5799in"/>
    </style:style>
    <style:style style:name="Table4.G" style:family="table-column">
      <style:table-column-properties style:column-width="0.5417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paragraph-rsid="0015c2ae"/>
    </style:style>
    <style:style style:name="P2" style:family="paragraph" style:parent-style-name="Standard">
      <style:text-properties officeooo:paragraph-rsid="0015c2ae"/>
    </style:style>
    <style:style style:name="P3" style:family="paragraph" style:parent-style-name="Table_20_Contents">
      <style:text-properties officeooo:paragraph-rsid="0015c2ae"/>
    </style:style>
    <style:style style:name="P4" style:family="paragraph" style:parent-style-name="Table_20_Heading">
      <style:text-properties officeooo:paragraph-rsid="0015c2a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officeooo:paragraph-rsid="0015c2ae" style:font-size-asian="2pt" style:font-size-complex="2pt"/>
    </style:style>
    <style:style style:name="P7" style:family="paragraph" style:parent-style-name="Table_20_Contents">
      <style:text-properties officeooo:rsid="0015c2ae" officeooo:paragraph-rsid="0015c2ae"/>
    </style:style>
    <style:style style:name="P8" style:family="paragraph" style:parent-style-name="Table_20_Contents">
      <style:text-properties fo:font-weight="bold" officeooo:rsid="0015c2ae" officeooo:paragraph-rsid="0015c2ae" style:font-weight-asian="bold" style:font-weight-complex="bold"/>
    </style:style>
    <style:style style:name="P9" style:family="paragraph" style:parent-style-name="Text_20_body">
      <style:text-properties officeooo:paragraph-rsid="001baa47"/>
    </style:style>
    <style:style style:name="P10" style:family="paragraph" style:parent-style-name="Text_20_body">
      <style:text-properties officeooo:paragraph-rsid="001ce24c"/>
    </style:style>
    <style:style style:name="P11" style:family="paragraph" style:parent-style-name="Table_20_Contents">
      <style:text-properties officeooo:rsid="0015c2ae" officeooo:paragraph-rsid="0015c2ae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fo:font-size="2pt" officeooo:paragraph-rsid="0015c2ae" style:font-size-asian="2pt" style:font-size-complex="2pt"/>
    </style:style>
    <style:style style:name="P14" style:family="paragraph" style:parent-style-name="Table_20_Contents">
      <style:text-properties fo:font-size="2pt" fo:background-color="#ffff6d" style:font-size-asian="2pt" style:font-size-complex="2pt"/>
    </style:style>
    <style:style style:name="P15" style:family="paragraph" style:parent-style-name="Table_20_Contents">
      <style:text-properties fo:font-size="2pt" officeooo:paragraph-rsid="0015c2ae" fo:background-color="#ffff6d" style:font-size-asian="2pt" style:font-size-complex="2pt"/>
    </style:style>
    <style:style style:name="P16" style:family="paragraph" style:parent-style-name="Table_20_Contents">
      <style:text-properties fo:font-weight="bold" officeooo:rsid="0015c2ae" officeooo:paragraph-rsid="0015c2ae" fo:background-color="#ffff6d" style:font-weight-asian="bold" style:font-weight-complex="bold"/>
    </style:style>
    <style:style style:name="P17" style:family="paragraph" style:parent-style-name="Table_20_Contents">
      <style:text-properties officeooo:rsid="0015c2ae" officeooo:paragraph-rsid="0015c2ae" fo:background-color="#ffff6d"/>
    </style:style>
    <style:style style:name="P18" style:family="paragraph" style:parent-style-name="Table_20_Contents">
      <style:text-properties fo:background-color="#ffff6d"/>
    </style:style>
    <style:style style:name="P19" style:family="paragraph" style:parent-style-name="Table_20_Contents">
      <style:text-properties officeooo:paragraph-rsid="0015c2ae" fo:background-color="#ffff6d"/>
    </style:style>
    <style:style style:name="P20" style:family="paragraph" style:parent-style-name="Table_20_Contents">
      <style:text-properties officeooo:paragraph-rsid="0015c2ae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in" fo:margin-bottom="0in" style:contextual-spacing="false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15c2ae"/>
    </style:style>
    <style:style style:name="T2" style:family="text">
      <style:text-properties fo:font-variant="normal" fo:text-transform="none" fo:color="#212121" loext:opacity="100%" style:font-name="Inter" fo:font-size="7.19999980926514pt" fo:letter-spacing="normal" fo:font-style="normal" fo:font-weight="normal"/>
    </style:style>
    <style:style style:name="T3" style:family="text">
      <style:text-properties fo:font-variant="normal" fo:text-transform="none" fo:color="#212121" loext:opacity="100%" style:font-name="Inter" fo:font-size="7.19999980926514pt" fo:letter-spacing="normal" fo:font-style="normal" fo:font-weight="normal" officeooo:rsid="0015c2ae"/>
    </style:style>
    <style:style style:name="T4" style:family="text">
      <style:text-properties fo:font-variant="normal" fo:text-transform="none" fo:color="#212121" loext:opacity="100%" style:font-name="Inter" fo:font-size="7.19999980926514pt" fo:letter-spacing="normal" fo:font-style="normal" fo:font-weight="normal" officeooo:rsid="00173c76"/>
    </style:style>
    <style:style style:name="T5" style:family="text">
      <style:text-properties fo:font-variant="normal" fo:text-transform="none" fo:color="#212121" loext:opacity="100%" style:font-name="Inter" fo:font-size="7.19999980926514pt" fo:letter-spacing="normal" fo:font-style="normal" fo:font-weight="normal" officeooo:rsid="0018a0f1"/>
    </style:style>
    <style:style style:name="T6" style:family="text">
      <style:text-properties fo:font-variant="normal" fo:text-transform="none" fo:color="#212121" loext:opacity="100%" style:font-name="Inter" fo:font-size="7.19999980926514pt" fo:letter-spacing="normal" fo:font-style="normal" fo:font-weight="normal" officeooo:rsid="00201dbb"/>
    </style:style>
    <style:style style:name="T7" style:family="text">
      <style:text-properties fo:font-style="normal" fo:font-weight="normal" officeooo:rsid="001ce24c" style:font-style-asian="normal" style:font-weight-asian="normal" style:font-style-complex="normal" style:font-weight-complex="normal"/>
    </style:style>
    <style:style style:name="T8" style:family="text">
      <style:text-properties officeooo:rsid="0016fce8"/>
    </style:style>
    <style:style style:name="T9" style:family="text">
      <style:text-properties officeooo:rsid="0018a0f1"/>
    </style:style>
    <style:style style:name="T10" style:family="text">
      <style:text-properties officeooo:rsid="0019c0c2"/>
    </style:style>
    <style:style style:name="T11" style:family="text">
      <style:text-properties fo:font-style="italic" officeooo:rsid="001ce24c" style:font-style-asian="italic" style:font-style-complex="italic"/>
    </style:style>
    <style:style style:name="T12" style:family="text">
      <style:text-properties fo:font-style="italic" fo:font-weight="normal" officeooo:rsid="001baa47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ce24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01dbb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officeooo:rsid="001ce24c" style:font-style-asian="italic" style:font-weight-asian="bold" style:font-style-complex="italic" style:font-weight-complex="bold"/>
    </style:style>
    <style:style style:name="T16" style:family="text">
      <style:text-properties officeooo:rsid="001ce24c"/>
    </style:style>
    <style:style style:name="T17" style:family="text">
      <style:text-properties fo:color="#3465a4" loext:opacity="100%" fo:font-style="italic" style:text-underline-style="solid" style:text-underline-width="auto" style:text-underline-color="font-color" officeooo:rsid="001ce24c" style:font-style-asian="italic" style:font-style-complex="italic"/>
    </style:style>
    <style:style style:name="T18" style:family="text">
      <style:text-properties fo:color="#ff0000" loext:opacity="100%" fo:font-style="italic" officeooo:rsid="001ce24c" style:font-style-asian="italic" style:font-style-complex="italic"/>
    </style:style>
    <style:style style:name="T19" style:family="text">
      <style:text-properties fo:color="#000000" loext:opacity="100%" fo:font-style="normal" officeooo:rsid="001e560b" style:font-style-asian="normal" style:font-style-complex="normal"/>
    </style:style>
    <style:style style:name="T20" style:family="text">
      <style:text-properties officeooo:rsid="001e560b"/>
    </style:style>
    <style:style style:name="T21" style:family="text">
      <style:text-properties officeooo:rsid="00201db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Plan</text:h>
      <text:h text:style-name="Heading_20_2" text:outline-level="2">Project Overview</text:h>
      <text:p text:style-name="P9"><text:span text:style-name="Strong_20_Emphasis">Project Name: </text:span><text:span text:style-name="Strong_20_Emphasis"><text:span text:style-name="T12">Fixer </text:span></text:span><text:span text:style-name="Strong_20_Emphasis"><text:span text:style-name="T13">Free plan</text:span></text:span><text:span text:style-name="Strong_20_Emphasis"><text:span text:style-name="T12"> api</text:span></text:span><text:line-break/><text:span text:style-name="Strong_20_Emphasis">Version: </text:span><text:span text:style-name="Strong_20_Emphasis"><text:span text:style-name="T12">Fixer </text:span></text:span><text:span text:style-name="Strong_20_Emphasis"><text:span text:style-name="T13">Free plan</text:span></text:span><text:span text:style-name="Strong_20_Emphasis"><text:span text:style-name="T11"> </text:span></text:span><text:span text:style-name="Strong_20_Emphasis"><text:span text:style-name="T12">1.</text:span></text:span><text:span text:style-name="Strong_20_Emphasis"><text:span text:style-name="T14">1</text:span></text:span><text:line-break/><text:span text:style-name="Strong_20_Emphasis">Prepared By: </text:span><text:span text:style-name="Strong_20_Emphasis"><text:span text:style-name="T12">Nikolai Romanenko</text:span></text:span><text:line-break/><text:span text:style-name="Strong_20_Emphasis">Date: </text:span><text:span text:style-name="Strong_20_Emphasis"><text:span text:style-name="T12">06/07/2024</text:span></text:span></text:p>
      <text:h text:style-name="Heading_20_2" text:outline-level="2">Introduction</text:h>
      <text:p text:style-name="P10">This test plan outlines the testing strategy and approach for the <text:span text:style-name="T16">Fixer Free plan api</text:span>. It includes the <text:s/>scope, test <text:span text:style-name="T16">strategy</text:span>, test cases for the testing activities. <text:span text:style-name="T16">The Fixer api documentation can be found at </text:span><text:a xlink:type="simple" xlink:href="https://fixer.io/documentation" text:style-name="Internet_20_link" text:visited-style-name="Visited_20_Internet_20_Link"><text:span text:style-name="T17">https://fixer.io/documentation</text:span></text:a></text:p>
      <text:p text:style-name="P10">Th<text:span text:style-name="T16">e</text:span> test plan <text:span text:style-name="T16">is devoted mostly to the part of Fixer Free Plan api 1.</text:span><text:span text:style-name="T21">1</text:span><text:span text:style-name="T16"> functionality which is in correspondence with documentation. The most serious discrepancies are reported in the </text:span><text:span text:style-name="T15">FixerFreePlanFoundBug.odt (or doc) <text:s/></text:span><text:span text:style-name="T7">document. Test plan for covering this should be created separately. Test plan includes Test Strategy and Test Cases for Functional and performance testing.</text:span></text:p>
      <text:h text:style-name="Heading_20_2" text:outline-level="2">Scope</text:h>
      <text:list text:style-name="L1">
        <text:list-item>
          <text:p text:style-name="P22"><text:span text:style-name="Strong_20_Emphasis">In-Scope:</text:span> Functional <text:span text:style-name="T10">and </text:span>performance testing of the <text:span text:style-name="T10">Fixer </text:span><text:span text:style-name="T16">Free Plan </text:span><text:span text:style-name="T10">api</text:span>.</text:p>
        </text:list-item>
        <text:list-item>
          <text:p text:style-name="P21"><text:span text:style-name="Strong_20_Emphasis">Out-of-Scope:</text:span> <text:span text:style-name="T10">Security testing and a</text:span>ny areas or features not specified in the requirements documentation.</text:p>
        </text:list-item>
      </text:list>
      <text:h text:style-name="Heading_20_2" text:outline-level="2">Test Strategy</text:h>
      <text:p text:style-name="Text_20_body">This section describes the overall approach to testing, including methodologies and tools to be used.</text:p>
      <text:list text:style-name="L2">
        <text:list-item>
          <text:p text:style-name="P24"><text:span text:style-name="Strong_20_Emphasis">Functional Testing:</text:span> Manual and automated testing to verify that the application meets the specified requirements. <text:span text:style-name="T16">Automated test scripts <text:s/>are written using pytest, to run them one need python installed + pip install </text:span><text:span text:style-name="T18">pytest</text:span><text:span text:style-name="T16">, pip install </text:span><text:span text:style-name="T18">python-dotenv. </text:span><text:span text:style-name="T19">In order to run the test scripts use pytest {PATH}/test_{SCRIPT_NAME}.py. These test scripts do not take into account time-zone effects. They can fail from 0.00 to 8.00 Israeli time.</text:span></text:p>
        </text:list-item>
        <text:list-item>
          <text:p text:style-name="P23"><text:span text:style-name="Strong_20_Emphasis">Performance Testing:</text:span> Use of tools like JMeter or LoadRunner to ensure the application meets performance benchmarks.</text:p>
        </text:list-item>
      </text:list>
      <text:p text:style-name="Text_20_body"/>
      <text:h text:style-name="Heading_20_2" text:outline-level="2"><text:soft-page-break/>Test Cases</text:h>
      <text:h text:style-name="Heading_20_3" text:outline-level="3">Functional Test Cases. <text:span text:style-name="T1">Positiv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Line1675606609520">
            <table:table-cell table:style-name="Table1.A1" office:value-type="string">
              <text:p text:style-name="Table_20_Heading">Test Case ID</text:p>
            </table:table-cell>
            <table:table-cell table:style-name="Table1.A1" office:value-type="string">
              <text:p text:style-name="Table_20_Heading">Test Case Description</text:p>
            </table:table-cell>
            <table:table-cell table:style-name="Table1.A1" office:value-type="string">
              <text:p text:style-name="Table_20_Heading">Pre-Conditions</text:p>
            </table:table-cell>
            <table:table-cell table:style-name="Table1.A1" office:value-type="string">
              <text:p text:style-name="Table_20_Heading">Test Steps</text:p>
            </table:table-cell>
            <table:table-cell table:style-name="Table1.A1" office:value-type="string">
              <text:p text:style-name="Table_20_Heading">Expected Result</text:p>
            </table:table-cell>
            <table:table-cell table:style-name="Table1.A1" office:value-type="string">
              <text:p text:style-name="Table_20_Heading">Actual Result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 table:style-name="TableLine1675606602032">
          <table:table-cell table:style-name="Table1.A1" office:value-type="string">
            <text:p text:style-name="Table_20_Contents">TC-F<text:span text:style-name="T1">UNC</text:span>-<text:span text:style-name="T1">LATEST-1</text:span>1</text:p>
          </table:table-cell>
          <table:table-cell table:style-name="Table1.A1" office:value-type="string">
            <text:p text:style-name="P7">Verify LATEST enpoint with default parameters</text:p>
            <text:p text:style-name="P8">.automated</text:p>
          </table:table-cell>
          <table:table-cell table:style-name="Table1.A1" office:value-type="string">
            <text:p text:style-name="Table_20_Contents">User registered, <text:span text:style-name="T1">access key is valid</text:span></text:p>
          </table:table-cell>
          <table:table-cell table:style-name="Table1.A1" office:value-type="string">
            <text:p text:style-name="Table_20_Contents">1. <text:span text:style-name="T1">Send request </text:span><text:span text:style-name="T2">http://data.fixer.io/api/latest?access_key=</text:span><text:span text:style-name="T3">{valid_key}</text:span></text:p>
          </table:table-cell>
          <table:table-cell table:style-name="Table1.A1" office:value-type="string">
            <text:p text:style-name="P7">Response status code is 200, the response body is in accordance with documentation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75606605488">
          <table:table-cell table:style-name="Table1.A1" office:value-type="string">
            <text:p text:style-name="Table_20_Contents">TC-F<text:span text:style-name="T1">UNC</text:span>-<text:span text:style-name="T1">LATEST-12</text:span></text:p>
          </table:table-cell>
          <table:table-cell table:style-name="Table1.A1" office:value-type="string">
            <text:p text:style-name="P7">Verify LATEST enpoint with default currency base code parameter EUR</text:p>
            <text:p text:style-name="P8">.automated</text:p>
          </table:table-cell>
          <table:table-cell table:style-name="Table1.A1" office:value-type="string">
            <text:p text:style-name="Table_20_Contents">User registered, <text:span text:style-name="T1">access key is valid</text:span></text:p>
          </table:table-cell>
          <table:table-cell table:style-name="Table1.A1" office:value-type="string">
            <text:p text:style-name="Table_20_Contents">1. <text:span text:style-name="T1">Send request </text:span><text:span text:style-name="T2">http://data.fixer.io/api/latest?access_key=</text:span><text:span text:style-name="T3">{valid_key}$base=EUR</text:span></text:p>
          </table:table-cell>
          <table:table-cell table:style-name="Table1.A1" office:value-type="string">
            <text:p text:style-name="P7">Response status code is 200, the response body is in accordance with documentation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75606601744">
          <table:table-cell table:style-name="Table1.A1" office:value-type="string">
            <text:p text:style-name="Table_20_Contents">TC-F<text:span text:style-name="T1">UNC</text:span>-<text:span text:style-name="T1">LATEST-1</text:span><text:span text:style-name="T20">3</text:span></text:p>
          </table:table-cell>
          <table:table-cell table:style-name="Table1.A1" office:value-type="string">
            <text:p text:style-name="P7">Verify LATEST enpoint with <text:s/>currency base code parameter EUR <text:span text:style-name="T9">and symbols</text:span></text:p>
            <text:p text:style-name="P8">.automated</text:p>
          </table:table-cell>
          <table:table-cell table:style-name="Table1.A1" office:value-type="string">
            <text:p text:style-name="Table_20_Contents">User registered, <text:span text:style-name="T1">access key is valid</text:span></text:p>
          </table:table-cell>
          <table:table-cell table:style-name="Table1.A1" office:value-type="string">
            <text:p text:style-name="Table_20_Contents">1. <text:span text:style-name="T1">Send request </text:span><text:span text:style-name="T2">http://data.fixer.io/api/latest?access_key=</text:span><text:span text:style-name="T3">{valid_key}</text:span><text:span text:style-name="T5">&amp;</text:span><text:span text:style-name="T3">base=EUR</text:span><text:span text:style-name="T5">&amp;symbols={VAL1},{VAL2},{VAL3}</text:span></text:p>
          </table:table-cell>
          <table:table-cell table:style-name="Table1.A1" office:value-type="string">
            <text:p text:style-name="P7">Response status code is 200, the response body is in accordance with documentation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75606610096">
          <table:table-cell table:style-name="Table1.A1" office:value-type="string">
            <text:p text:style-name="Table_20_Contents">TC-F<text:span text:style-name="T1">UNC</text:span>-<text:span text:style-name="T8">HISTORICAL</text:span><text:span text:style-name="T1">-1</text:span><text:span text:style-name="T20">4</text:span></text:p>
          </table:table-cell>
          <table:table-cell table:style-name="Table1.A1" office:value-type="string">
            <text:p text:style-name="P7">Verify <text:span text:style-name="T8">HISTORICAL</text:span> en<text:span text:style-name="T8">d</text:span>point with <text:span text:style-name="T8">valid date</text:span> <text:s/>parameter </text:p>
            <text:p text:style-name="P8">.automated</text:p>
          </table:table-cell>
          <table:table-cell table:style-name="Table1.A1" office:value-type="string">
            <text:p text:style-name="Table_20_Contents">User registered, <text:span text:style-name="T1">access key is valid</text:span></text:p>
          </table:table-cell>
          <table:table-cell table:style-name="Table1.A1" office:value-type="string">
            <text:p text:style-name="Table_20_Contents">1. <text:span text:style-name="T1">Send request </text:span><text:span text:style-name="T3">http://data.fixer.io/api/historical/</text:span><text:span text:style-name="T4">{valid_date}</text:span><text:span text:style-name="T3">?access_key=</text:span><text:span text:style-name="T4">{valid_key}</text:span><text:span text:style-name="T3"> </text:span></text:p>
          </table:table-cell>
          <table:table-cell table:style-name="Table1.A1" office:value-type="string">
            <text:p text:style-name="P7">Response status code is 200, the response body is in accordance with documentation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75606610096">
          <table:table-cell table:style-name="Table1.A1" office:value-type="string">
            <text:p text:style-name="P18">TC-F<text:span text:style-name="T1">UNC</text:span>-<text:span text:style-name="T8">HISTORICAL</text:span><text:span text:style-name="T1">-1</text:span><text:span text:style-name="T21">5</text:span></text:p>
          </table:table-cell>
          <table:table-cell table:style-name="Table1.A1" office:value-type="string">
            <text:p text:style-name="P17">Verify <text:span text:style-name="T21">TOMORROW</text:span> en<text:span text:style-name="T8">d</text:span>point with <text:span text:style-name="T8">valid date</text:span> <text:s/>parameter </text:p>
            <text:p text:style-name="P16">.automated</text:p>
          </table:table-cell>
          <table:table-cell table:style-name="Table1.A1" office:value-type="string">
            <text:p text:style-name="P18">User registered, <text:span text:style-name="T1">access key is valid</text:span></text:p>
          </table:table-cell>
          <table:table-cell table:style-name="Table1.A1" office:value-type="string">
            <text:p text:style-name="P18">1. <text:span text:style-name="T1">Send request </text:span><text:span text:style-name="T3">http://data.fixer.io/api/historical/</text:span><text:span text:style-name="T6">tomorrow</text:span><text:span text:style-name="T3">?access_key=</text:span><text:span text:style-name="T4">{valid_key}</text:span><text:span text:style-name="T3"> </text:span></text:p>
          </table:table-cell>
          <table:table-cell table:style-name="Table1.A1" office:value-type="string">
            <text:p text:style-name="P17">Response status code is 200, the response body is in accordance with documentation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</table:table>
      <text:h text:style-name="Heading_20_3" text:outline-level="3"><text:soft-page-break/></text:h>
      <text:h text:style-name="P1" text:outline-level="3">Functional Test Cases. <text:span text:style-name="T1">Negative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 table:style-name="TableLine1675606604336">
            <table:table-cell table:style-name="Table3.A1" office:value-type="string">
              <text:p text:style-name="P4">Test Case ID</text:p>
            </table:table-cell>
            <table:table-cell table:style-name="Table3.A1" office:value-type="string">
              <text:p text:style-name="P4">Test Case Description</text:p>
            </table:table-cell>
            <table:table-cell table:style-name="Table3.A1" office:value-type="string">
              <text:p text:style-name="P4">Pre-Conditions</text:p>
            </table:table-cell>
            <table:table-cell table:style-name="Table3.A1" office:value-type="string">
              <text:p text:style-name="P4">Test Steps</text:p>
            </table:table-cell>
            <table:table-cell table:style-name="Table3.A1" office:value-type="string">
              <text:p text:style-name="P4">Expected Result</text:p>
            </table:table-cell>
            <table:table-cell table:style-name="Table3.A1" office:value-type="string">
              <text:p text:style-name="P4">Actual Result</text:p>
            </table:table-cell>
            <table:table-cell table:style-name="Table3.A1" office:value-type="string">
              <text:p text:style-name="P4">Status</text:p>
            </table:table-cell>
          </table:table-row>
        </table:table-header-rows>
        <table:table-row table:style-name="TableLine1675606604912">
          <table:table-cell table:style-name="Table3.A1" office:value-type="string">
            <text:p text:style-name="P3">TC-F<text:span text:style-name="T1">UNC</text:span>-<text:span text:style-name="T1">LATEST-</text:span>01</text:p>
          </table:table-cell>
          <table:table-cell table:style-name="Table3.A1" office:value-type="string">
            <text:p text:style-name="P7">Verify LATEST endpoint with default parameters and invalid</text:p>
            <text:p text:style-name="P8">.automated</text:p>
          </table:table-cell>
          <table:table-cell table:style-name="Table3.A1" office:value-type="string">
            <text:p text:style-name="P3">User registered, <text:span text:style-name="T1">access key is valid</text:span></text:p>
          </table:table-cell>
          <table:table-cell table:style-name="Table3.A1" office:value-type="string">
            <text:p text:style-name="P3">1. <text:span text:style-name="T1">Send request </text:span><text:span text:style-name="T2">http://data.fixer.io/api/latest?access_key=</text:span><text:span text:style-name="T3">{invalid_key}</text:span></text:p>
          </table:table-cell>
          <table:table-cell table:style-name="Table3.A1" office:value-type="string">
            <text:p text:style-name="P7">Response status code is 101, the response body contains indo about missing or invalid key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Line1675606600304">
          <table:table-cell table:style-name="Table3.A1" office:value-type="string">
            <text:p text:style-name="P3">TC-F<text:span text:style-name="T1">UNC</text:span>-<text:span text:style-name="T1">LATEST-</text:span>0<text:span text:style-name="T1">2</text:span></text:p>
          </table:table-cell>
          <table:table-cell table:style-name="Table3.A1" office:value-type="string">
            <text:p text:style-name="P7">Verify HISTORICAL enpoint with wrong date-time format string</text:p>
            <text:p text:style-name="P8">.automated</text:p>
          </table:table-cell>
          <table:table-cell table:style-name="Table3.A1" office:value-type="string">
            <text:p text:style-name="P3">User registered, <text:span text:style-name="T1">access key is valid</text:span></text:p>
          </table:table-cell>
          <table:table-cell table:style-name="Table3.A1" office:value-type="string">
            <text:p text:style-name="P3">1. <text:span text:style-name="T1">Send request </text:span><text:span text:style-name="T3">http://data.fixer.io/api/historical/invalid-date?access_key={valid_key}</text:span></text:p>
          </table:table-cell>
          <table:table-cell table:style-name="Table3.A1" office:value-type="string">
            <text:p text:style-name="P7">Response status code is 200, the response body is in accordance with documentation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Line1675606600304">
          <table:table-cell table:style-name="Table3.A1" office:value-type="string">
            <text:p text:style-name="P19">TC-F<text:span text:style-name="T1">UNC</text:span>-<text:span text:style-name="T1">LATEST-</text:span>0<text:span text:style-name="T21">3</text:span></text:p>
          </table:table-cell>
          <table:table-cell table:style-name="Table3.A1" office:value-type="string">
            <text:p text:style-name="P17">Verify <text:span text:style-name="T21">TOMORROW</text:span> en<text:span text:style-name="T21">d</text:span>point with wrong date-time format string</text:p>
            <text:p text:style-name="P16">.automated</text:p>
          </table:table-cell>
          <table:table-cell table:style-name="Table3.A1" office:value-type="string">
            <text:p text:style-name="P19">User registered, <text:span text:style-name="T1">access key is valid</text:span></text:p>
          </table:table-cell>
          <table:table-cell table:style-name="Table3.A1" office:value-type="string">
            <text:p text:style-name="P19">1. <text:span text:style-name="T1">Send request </text:span><text:span text:style-name="T3">http://data.fixer.io/api/historical/</text:span><text:span text:style-name="T6">tomorrow</text:span><text:span text:style-name="T3">?access_key={valid_key}</text:span></text:p>
          </table:table-cell>
          <table:table-cell table:style-name="Table3.A1" office:value-type="string">
            <text:p text:style-name="P17">Response status code is 200, the response body is in accordance with documentation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</table:table>
      <text:h text:style-name="P1" text:outline-level="3"/>
      <text:h text:style-name="Heading_20_3" text:outline-level="3"/>
      <text:h text:style-name="Heading_20_3" text:outline-level="3">Performance Test Cas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Line1675606596272">
            <table:table-cell table:style-name="Table2.A1" office:value-type="string">
              <text:p text:style-name="Table_20_Heading">Test Case ID</text:p>
            </table:table-cell>
            <table:table-cell table:style-name="Table2.A1" office:value-type="string">
              <text:p text:style-name="Table_20_Heading">Test Case Description</text:p>
            </table:table-cell>
            <table:table-cell table:style-name="Table2.A1" office:value-type="string">
              <text:p text:style-name="Table_20_Heading">Pre-Conditions</text:p>
            </table:table-cell>
            <table:table-cell table:style-name="Table2.A1" office:value-type="string">
              <text:p text:style-name="Table_20_Heading">Test Steps</text:p>
            </table:table-cell>
            <table:table-cell table:style-name="Table2.A1" office:value-type="string">
              <text:p text:style-name="Table_20_Heading">Expected Result</text:p>
            </table:table-cell>
            <table:table-cell table:style-name="Table2.A1" office:value-type="string">
              <text:p text:style-name="Table_20_Heading">Actual Result</text:p>
            </table:table-cell>
            <table:table-cell table:style-name="Table2.A1" office:value-type="string">
              <text:p text:style-name="Table_20_Heading">Status</text:p>
            </table:table-cell>
          </table:table-row>
        </table:table-header-rows>
        <table:table-row table:style-name="TableLine1675612133872">
          <table:table-cell table:style-name="Table2.A1" office:value-type="string">
            <text:p text:style-name="Table_20_Contents">TC-PERF-<text:span text:style-name="T1">0</text:span>1</text:p>
          </table:table-cell>
          <table:table-cell table:style-name="Table2.A1" office:value-type="string">
            <text:p text:style-name="Table_20_Contents">Load Testing: Verify <text:span text:style-name="T1">api</text:span> can handle 1000 <text:span text:style-name="T1">requests</text:span> simultaneously</text:p>
          </table:table-cell>
          <table:table-cell table:style-name="Table2.A1" office:value-type="string">
            <text:p text:style-name="Table_20_Contents">Test environment ready</text:p>
          </table:table-cell>
          <table:table-cell table:style-name="Table2.A1" office:value-type="string">
            <text:p text:style-name="P3">1. Set up load test</text:p>
            <text:p text:style-name="P3">2. Simulate 1000 users logging in simultaneously</text:p>
          </table:table-cell>
          <table:table-cell table:style-name="Table2.A1" office:value-type="string">
            <text:p text:style-name="Table_20_Contents">Ap<text:span text:style-name="T1">i</text:span> handles 1000 users without crashing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 table:style-name="TableLine1675612135312">
            <table:table-cell table:style-name="Table4.A1" office:value-type="string">
              <text:p text:style-name="P3">TC-PERF-0<text:span text:style-name="T1">2</text:span></text:p>
            </table:table-cell>
            <table:table-cell table:style-name="Table4.A1" office:value-type="string">
              <text:p text:style-name="P3"><text:span text:style-name="T1">Performaance</text:span> Testing: Verify <text:span text:style-name="T1">api</text:span> <text:s/><text:span text:style-name="T1">responses in 90% cases less than within 1 sec</text:span></text:p>
            </table:table-cell>
            <table:table-cell table:style-name="Table4.A1" office:value-type="string">
              <text:p text:style-name="P3">Test environment ready</text:p>
            </table:table-cell>
            <table:table-cell table:style-name="Table4.A1" office:value-type="string">
              <text:p text:style-name="P3">1. Set up <text:span text:style-name="T1">performance</text:span> test</text:p>
              <text:p text:style-name="P3">2. Simulate 1000 users logging <text:span text:style-name="T1">the response time</text:span></text:p>
            </table:table-cell>
            <table:table-cell table:style-name="Table4.A1" office:value-type="string">
              <text:p text:style-name="P3">Ap<text:span text:style-name="T1">i</text:span> <text:span text:style-name="T1">responses for at least 900 requests</text:span> <text:span text:style-name="T1">less than within 1 sec</text:span></text:p>
            </table:table-cell>
            <table:table-cell table:style-name="Table4.A1" office:value-type="string">
              <text:p text:style-name="P6"/>
            </table:table-cell>
            <table:table-cell table:style-name="Table4.A1" office:value-type="string">
              <text:p text:style-name="P6"/>
            </table:table-cell>
          </table:table-row>
        </table:table-header-rows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7T00:31:44.209000000</dc:date>
    <meta:editing-duration>PT4H22M40S</meta:editing-duration>
    <meta:editing-cycles>10</meta:editing-cycles>
    <meta:generator>LibreOffice/7.4.0.1$Windows_X86_64 LibreOffice_project/43e5fcfbbadd18fccee5a6f42ddd533e40151bcf</meta:generator>
    <meta:document-statistic meta:table-count="4" meta:image-count="0" meta:object-count="0" meta:page-count="3" meta:paragraph-count="98" meta:word-count="637" meta:character-count="4737" meta:non-whitespace-character-count="4191"/>
  </office:meta>
</office:document-meta>
</file>